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njaliOldLipi" fo:font-size="26pt" officeooo:rsid="000da79b" officeooo:paragraph-rsid="000da79b" style:font-size-asian="26pt" style:font-size-complex="26pt"/>
    </style:style>
    <style:style style:name="P2" style:family="paragraph" style:parent-style-name="Standard">
      <style:text-properties style:font-name="AnjaliOldLipi" fo:font-size="18pt" fo:font-weight="bold" officeooo:rsid="000da79b" officeooo:paragraph-rsid="000da79b" style:font-size-asian="15.75pt" style:font-weight-asian="bold" style:font-size-complex="18pt" style:font-weight-complex="bold"/>
    </style:style>
    <style:style style:name="P3" style:family="paragraph" style:parent-style-name="Standard">
      <style:text-properties style:font-name="AnjaliOldLipi" fo:font-size="18pt" fo:font-weight="bold" officeooo:rsid="000da79b" officeooo:paragraph-rsid="000fba76" style:font-size-asian="15.75pt" style:font-weight-asian="bold" style:font-size-complex="18pt" style:font-weight-complex="bold"/>
    </style:style>
    <style:style style:name="P4" style:family="paragraph" style:parent-style-name="Standard">
      <style:text-properties style:font-name="AnjaliOldLipi" fo:font-size="18pt" fo:font-weight="bold" officeooo:rsid="000fba76" officeooo:paragraph-rsid="000fba76" style:font-size-asian="15.75pt" style:font-weight-asian="bold" style:font-size-complex="18pt" style:font-weight-complex="bold"/>
    </style:style>
    <style:style style:name="P5" style:family="paragraph" style:parent-style-name="Standard">
      <style:text-properties style:font-name="AnjaliOldLipi" fo:font-size="14pt" fo:font-weight="bold" officeooo:rsid="000da79b" officeooo:paragraph-rsid="000da79b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AnjaliOldLipi" fo:font-size="14pt" fo:font-weight="bold" officeooo:rsid="000da79b" officeooo:paragraph-rsid="000db136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AnjaliOldLipi" fo:font-size="14pt" fo:font-weight="bold" officeooo:rsid="000da79b" officeooo:paragraph-rsid="000fba76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AnjaliOldLipi" fo:font-size="14pt" fo:font-weight="bold" officeooo:rsid="000e5f0d" officeooo:paragraph-rsid="000e5f0d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b136" style:font-weight-asian="normal" style:font-weight-complex="normal"/>
    </style:style>
    <style:style style:name="T3" style:family="text">
      <style:text-properties fo:font-weight="normal" officeooo:rsid="000e5f0d" style:font-weight-asian="normal" style:font-weight-complex="normal"/>
    </style:style>
    <style:style style:name="T4" style:family="text">
      <style:text-properties fo:font-weight="normal" officeooo:rsid="000fba76" style:font-weight-asian="normal" style:font-weight-complex="normal"/>
    </style:style>
    <style:style style:name="T5" style:family="text">
      <style:text-properties fo:font-weight="normal" officeooo:rsid="000fc56f" style:font-weight-asian="normal" style:font-weight-complex="normal"/>
    </style:style>
    <style:style style:name="T6" style:family="text">
      <style:text-properties officeooo:rsid="000db136"/>
    </style:style>
    <style:style style:name="T7" style:family="text">
      <style:text-properties officeooo:rsid="000fba76"/>
    </style:style>
    <style:style style:name="T8" style:family="text">
      <style:text-properties officeooo:rsid="000fc5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ellschaftsformen</text:p>
      <text:p text:style-name="P1"/>
      <text:p text:style-name="P2">Rechtsgemeinschaften</text:p>
      <text:p text:style-name="P2"/>
      <text:p text:style-name="P5">Art. 530 ff. OR:<text:tab/><text:tab/><text:span text:style-name="T1">einfache Gesellschaft</text:span></text:p>
      <text:p text:style-name="P5">Art. 552 ff. OR:<text:span text:style-name="T1"><text:tab/><text:tab/>Kollektivgesellschaft</text:span></text:p>
      <text:p text:style-name="P6">Art. 5<text:span text:style-name="T6">94</text:span> ff. OR:<text:span text:style-name="T1"><text:tab/><text:tab/>K</text:span><text:span text:style-name="T3">ommandit</text:span><text:span text:style-name="T1">gesellschaft</text:span></text:p>
      <text:p text:style-name="P6"><text:span text:style-name="T1"/></text:p>
      <text:p text:style-name="P3"/>
      <text:p text:style-name="P4">Körperschaften</text:p>
      <text:p text:style-name="P3"/>
      <text:p text:style-name="P7">Art. <text:span text:style-name="T7">772</text:span> ff. OR:<text:tab/><text:tab/><text:span text:style-name="T4">GmbH</text:span></text:p>
      <text:p text:style-name="P7">Art. <text:span text:style-name="T8">620</text:span> ff. OR:<text:span text:style-name="T1"><text:tab/><text:tab/></text:span><text:span text:style-name="T5">AG</text:span></text:p>
      <text:p text:style-name="P7">Art. <text:span text:style-name="T8">828</text:span> ff. OR:<text:tab/><text:span text:style-name="T1"><text:tab/></text:span><text:span text:style-name="T5">Genossenschaft</text:span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20:34:02.586037820</meta:creation-date>
    <dc:date>2017-01-28T20:43:43.252318201</dc:date>
    <meta:editing-duration>PT9M39S</meta:editing-duration>
    <meta:editing-cycles>5</meta:editing-cycles>
    <meta:generator>LibreOffice/5.1.2.2$Linux_X86_64 LibreOffice_project/10m0$Build-2</meta:generator>
    <meta:document-statistic meta:table-count="0" meta:image-count="0" meta:object-count="0" meta:page-count="1" meta:paragraph-count="9" meta:word-count="34" meta:character-count="244" meta:non-whitespace-character-count="213"/>
  </office:meta>
</office:document-meta>
</file>